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23-06-09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23-04-05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23-03-31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22-10-24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6096" calcext:value-type="float">
            <text:p>53.3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22-06-09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3904" calcext:value-type="float">
            <text:p>53.3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22-03-02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21-10-20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21-04-01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5704" calcext:value-type="float">
            <text:p>52.4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20-10-27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20-07-10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20-01-2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9-10-03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9-07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9-04-10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9-01-07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8-06-20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9464" calcext:value-type="float">
            <text:p>48.2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8-03-27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8-01-03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7-09-28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7-06-1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7-03-0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6-12-19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5176" calcext:value-type="float">
            <text:p>49.7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6-07-05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6-01-08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5-09-18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5-06-03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4-06-23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4-04-15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4-01-2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3-10-17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448" calcext:value-type="float">
            <text:p>52.3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3-03-27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2-10-1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2944" calcext:value-type="float">
            <text:p>53.2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2-01-19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11-05-19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9-06-29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9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9-03-17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8-12-31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8-11-2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8-10-08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8-04-21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7-11-1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7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7-03-16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7-01-2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6-09-1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6-06-0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6-02-0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5-10-26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5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5-03-1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4-12-21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4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3-12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3-07-0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3-04-08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3664" calcext:value-type="float">
            <text:p>51.4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2-06-19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2-03-1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1-08-0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1-04-18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1-03-13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86" calcext:value-type="float">
            <text:p>53.5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0-07-25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2000-03-24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99-07-0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99-03-04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99-03-01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98-11-0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7816" calcext:value-type="float">
            <text:p>51.8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98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97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2488" calcext:value-type="float">
            <text:p>52.6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96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428" calcext:value-type="float">
            <text:p>53.2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9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93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9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89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88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8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8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8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84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0552" calcext:value-type="float">
            <text:p>47.8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8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82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81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8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80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79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79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1992" calcext:value-type="float">
            <text:p>47.9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78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78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77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76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75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7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74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74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73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73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72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72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71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71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70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70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6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69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68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68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67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67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67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66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66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66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66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66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6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65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6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6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6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64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26092274101</text:p>
          </table:table-cell>
          <table:table-cell office:value-type="string" calcext:value-type="string">
            <text:p>1964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41" meta:object-count="0"/>
    <meta:user-defined meta:name="AppVersion">3.0</meta:user-defined>
  </office:meta>
</office:document-meta>
</file>